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061364d"/>
    </style:style>
    <style:style style:name="T15" style:family="text">
      <style:text-properties style:font-name="標楷體1" officeooo:rsid="4062ffbb"/>
    </style:style>
    <style:style style:name="T16" style:family="text">
      <style:text-properties style:font-name="標楷體1" officeooo:rsid="408b8db3"/>
    </style:style>
    <style:style style:name="T17" style:family="text">
      <style:text-properties style:font-name="標楷體1" officeooo:rsid="40815e97"/>
    </style:style>
    <style:style style:name="T18" style:family="text">
      <style:text-properties style:font-name="標楷體1" officeooo:rsid="40b326dd"/>
    </style:style>
    <style:style style:name="T19" style:family="text">
      <style:text-properties style:font-name="標楷體1" officeooo:rsid="40a0db81"/>
    </style:style>
    <style:style style:name="T20" style:family="text">
      <style:text-properties style:font-name="標楷體1" officeooo:rsid="40c20d00"/>
    </style:style>
    <style:style style:name="T21" style:family="text">
      <style:text-properties style:font-name="標楷體1" officeooo:rsid="40f1089b"/>
    </style:style>
    <style:style style:name="T22" style:family="text">
      <style:text-properties style:font-name="標楷體1" officeooo:rsid="41635688"/>
    </style:style>
    <style:style style:name="T23" style:family="text">
      <style:text-properties style:font-name="標楷體1" officeooo:rsid="2f9be6fe"/>
    </style:style>
    <style:style style:name="T24" style:family="text">
      <style:text-properties officeooo:rsid="2edf004c"/>
    </style:style>
    <style:style style:name="T25" style:family="text">
      <style:text-properties officeooo:rsid="40139fc6"/>
    </style:style>
    <style:style style:name="T26" style:family="text">
      <style:text-properties officeooo:rsid="40246d4c"/>
    </style:style>
    <style:style style:name="T27" style:family="text">
      <style:text-properties style:font-name-asian="Arial1"/>
    </style:style>
    <style:style style:name="T28" style:family="text">
      <style:text-properties officeooo:rsid="40246d4c" style:font-name-asian="Arial1"/>
    </style:style>
    <style:style style:name="T29" style:family="text">
      <style:text-properties officeooo:rsid="403e7900" style:font-name-asian="Arial1"/>
    </style:style>
    <style:style style:name="T30" style:family="text">
      <style:text-properties officeooo:rsid="407a8245" style:font-name-asian="Arial1"/>
    </style:style>
    <style:style style:name="T31" style:family="text">
      <style:text-properties officeooo:rsid="2e2d83da" style:font-name-asian="Arial1"/>
    </style:style>
    <style:style style:name="T32" style:family="text">
      <style:text-properties officeooo:rsid="41e633aa" style:font-name-asian="Arial1"/>
    </style:style>
    <style:style style:name="T33" style:family="text">
      <style:text-properties style:font-name="細明體" style:font-name-asian="細明體"/>
    </style:style>
    <style:style style:name="T34" style:family="text">
      <style:text-properties fo:color="#333333"/>
    </style:style>
    <style:style style:name="T35" style:family="text">
      <style:text-properties officeooo:rsid="4062ffbb"/>
    </style:style>
    <style:style style:name="T36" style:family="text">
      <style:text-properties officeooo:rsid="40635f85"/>
    </style:style>
    <style:style style:name="T37" style:family="text">
      <style:text-properties officeooo:rsid="40678fea"/>
    </style:style>
    <style:style style:name="T38" style:family="text">
      <style:text-properties officeooo:rsid="40748320"/>
    </style:style>
    <style:style style:name="T39" style:family="text">
      <style:text-properties officeooo:rsid="3449857d"/>
    </style:style>
    <style:style style:name="T40" style:family="text">
      <style:text-properties officeooo:rsid="40815e97"/>
    </style:style>
    <style:style style:name="T41" style:family="text">
      <style:text-properties officeooo:rsid="3fa4dedd"/>
    </style:style>
    <style:style style:name="T42" style:family="text">
      <style:text-properties officeooo:rsid="40c20d00"/>
    </style:style>
    <style:style style:name="T43" style:family="text">
      <style:text-properties officeooo:rsid="2e2d83da"/>
    </style:style>
    <style:style style:name="T44" style:family="text">
      <style:text-properties officeooo:rsid="4c43b58b"/>
    </style:style>
    <style:style style:name="T45" style:family="text">
      <style:text-properties officeooo:rsid="408d524f"/>
    </style:style>
    <style:style style:name="T46" style:family="text">
      <style:text-properties officeooo:rsid="2f7a955a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1" style:family="text">
      <style:text-properties fo:color="#010101" style:font-name="標楷體1" fo:font-size="6pt" style:font-size-asian="6pt" style:font-size-complex="6pt"/>
    </style:style>
    <style:style style:name="T52" style:family="text">
      <style:text-properties fo:color="#010101" style:font-name="標楷體1" fo:font-size="16pt" style:font-name-asian="標楷體1" style:font-size-asian="16pt" style:font-size-complex="16pt"/>
    </style:style>
    <style:style style:name="T53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4" style:family="text">
      <style:text-properties fo:color="#010101" style:font-name="標楷體1" style:font-name-asian="標楷體1"/>
    </style:style>
    <style:style style:name="T55" style:family="text">
      <style:text-properties fo:color="#010101" fo:font-size="16pt" officeooo:rsid="2e2d83da" style:font-size-asian="16pt" style:font-size-complex="16pt"/>
    </style:style>
    <style:style style:name="T56" style:family="text">
      <style:text-properties officeooo:rsid="41370238"/>
    </style:style>
    <style:style style:name="T57" style:family="text">
      <style:text-properties officeooo:rsid="41635688"/>
    </style:style>
    <style:style style:name="T58" style:family="text">
      <style:text-properties officeooo:rsid="4186ef52"/>
    </style:style>
    <style:style style:name="T59" style:family="text">
      <style:text-properties officeooo:rsid="419714e9"/>
    </style:style>
    <style:style style:name="T60" style:family="text">
      <style:text-properties officeooo:rsid="41e633aa"/>
    </style:style>
    <style:style style:name="T61" style:family="text">
      <style:text-properties officeooo:rsid="41d59a38"/>
    </style:style>
    <style:style style:name="T62" style:family="text">
      <style:text-properties officeooo:rsid="41e633aa" style:font-name-asian="標楷體1"/>
    </style:style>
    <style:style style:name="T63" style:family="text">
      <style:text-properties fo:color="#1c1c1c"/>
    </style:style>
    <style:style style:name="T64" style:family="text">
      <style:text-properties fo:color="#1c1c1c" style:font-name="標楷體1" style:font-name-asian="標楷體1"/>
    </style:style>
    <style:style style:name="T65" style:family="text">
      <style:text-properties officeooo:rsid="2b6f31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5135231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4">某一特定</text:span>模式 不變<text:span text:style-name="T34"> 的 情況之下</text:span>，不斷 <text:span text:style-name="T34">增加、</text:span>提升 <text:span text:style-name="T34">某一特定內在</text:span>個體<text:span text:style-name="T34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4">、重現</text:span>、優化<text:span text:style-name="T34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5"> </text:span>起床。</text:p>
                          <text:list>
                            <text:list-item>
                              <text:p text:style-name="P14">生 更多的 小孩 <text:span text:style-name="T27">↔</text:span><text:span text:style-name="T36"> 種 更多的 農田</text:span>。</text:p>
                              <text:list>
                                <text:list-item>
                                  <text:p text:style-name="P13">人力 不夠 →<text:span text:style-name="T25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5"> </text:span>回家、休息。</text:p>
                            </text:list-item>
                            <text:list-item>
                              <text:p text:style-name="P12">農業時代的 內捲 是，生 更多的 小孩 <text:span text:style-name="T28">↔</text:span><text:span text:style-name="T26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0">↔</text:span><text:span text:style-name="T36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7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4">YouTube</text:span>）世<text:span text:style-name="T5">上</text:span><text:span text:style-name="T7">40%工</text:span><text:span text:style-name="T38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5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4">YouTube</text:span>）人類<text:span text:style-name="T5">有</text:span><text:span text:style-name="T6">40%</text:span><text:span text:style-name="T35">的工作沒意義？這</text:span><text:span text:style-name="T15">5</text:span><text:span text:style-name="T35">種被公認「最狗屁」的工作，到底為何要存在？《七七說書》</text:span><text:span text:style-name="T15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4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4"> 個體、群體找出</text:span>有效的<text:span text:style-name="T34">某一特定</text:span>模式<text:span text:style-name="T34">之後，</text:span>改變、取代<text:span text:style-name="T34">（</text:span>原有的<text:span text:style-name="T34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34"><text:span text:style-name="T24">（相關描述在 </text:span><text:span text:style-name="T2">歷史</text:span><text:span text:style-name="T24"> 文件群的 </text:span><text:span text:style-name="T3">人類文明</text:span><text:span text:style-name="T24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29">↔</text:span> 提升 文明程度、群體程度、個體程度。</text:p>
                  <text:list>
                    <text:list-item>
                      <text:p text:style-name="P28">明顯例子<text:span text:style-name="T33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3">，</text:span>工業革命，改變 生產模式，從 紡織工人 改變成 紡織機。</text:p>
                    </text:list-item>
                    <text:list-item>
                      <text:p text:style-name="P30">明顯例子<text:span text:style-name="T33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6">1</text:span><text:span text:style-name="T4">:當代教育出了哪些問題？】</text:span>。</text:p>
              <text:list>
                <text:list-item>
                  <text:p text:style-name="P34"><text:span text:style-name="T39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19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1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40">明顯例子，</text:span><text:span text:style-name="T17">（YouTube）</text:span><text:span text:style-name="T18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20">aulo Freire </text:span><text:span text:style-name="T42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3"> </text:span><text:span text:style-name="T31">↔</text:span><text:span text:style-name="T43"> 個體獨立</text:span>思考的<text:span text:style-name="T39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4">精準</text:span>建立 側寫（<text:span text:style-name="T21">profile</text:span>）。</text:p>
                  <text:list>
                    <text:list-item>
                      <text:p text:style-name="P50">大規模建立<text:span text:style-name="T43"> </text:span><text:span text:style-name="T31">↔</text:span><text:span text:style-name="T43"> </text:span>大規模監控。</text:p>
                    </text:list-item>
                    <text:list-item>
                      <text:p text:style-name="P51"><text:span text:style-name="T44">精準</text:span>建立<text:span text:style-name="T43"> </text:span><text:span text:style-name="T31">↔</text:span><text:span text:style-name="T43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1">profile)</text:span>，<text:span text:style-name="T45">整形外科</text:span> 消費者、潛在消費者、國民群、領導層、群體。</text:p>
                  <text:list>
                    <text:list-item>
                      <text:p text:style-name="P52"><text:span text:style-name="T45">整形外科 是</text:span>（<text:span text:style-name="T45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32"><text:span text:style-name="T50">明顯例子，</text:span><text:span text:style-name="T49">金權制</text:span><text:span text:style-name="T50">，</text:span>私人利益、金融系統利益 比 群體利益 更重要。</text:p>
              <text:list>
                <text:list-item>
                  <text:p text:style-name="P133">富豪 有機率認定，單一超富有、一小群富有、一大群貧窮 更<text:span text:style-name="T48">有好處</text:span>。</text:p>
                  <text:list>
                    <text:list-item>
                      <text:p text:style-name="P143"><text:span text:style-name="T48">貧窮 對 一部分的人 有好處</text:span>。</text:p>
                      <text:list>
                        <text:list-item>
                          <text:p text:style-name="P143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3">明顯例子，富豪、既得利益者 有機率認定，金融系統 絕對不能 崩塌。</text:p>
                  <text:list>
                    <text:list-item>
                      <text:p text:style-name="P133">富豪 有機率認定，維護和優化金融系統 比 一大群脫離貧窮 更重要。</text:p>
                      <text:list>
                        <text:list-item>
                          <text:p text:style-name="P133">優化 金融系統 不是 讓 一大群 脫離貧窮、有更多空閒時間。<text:span text:style-name="T51">{、空間}</text:span></text:p>
                        </text:list-item>
                        <text:list-item>
                          <text:p text:style-name="P133">優化 金融系統 是 讓 富豪 能夠賺到 更多 錢、資產、空閒時空。</text:p>
                        </text:list-item>
                        <text:list-item>
                          <text:p text:style-name="P133">優化 金融系統 是讓 既得利益者 能夠更快 獲得 錢、資產、利益。</text:p>
                        </text:list-item>
                        <text:list-item>
                          <text:p text:style-name="P133">優化 金融系統 是 讓 富豪、既得利益者 鞏固、優化 金權、金勢。</text:p>
                        </text:list-item>
                        <text:list-item>
                          <text:p text:style-name="P133">勢 是（無兵伐勢 的）勢。</text:p>
                        </text:list-item>
                      </text:list>
                    </text:list-item>
                    <text:list-item>
                      <text:p text:style-name="P133"><text:span text:style-name="T47">一大群 有機率有 </text:span><text:span text:style-name="T49">人質症候群</text:span>。</text:p>
                      <text:list>
                        <text:list-item>
                          <text:p text:style-name="P133"><text:span text:style-name="T47">一大群 對 金融系統、富豪、既得利益者，有機率有 </text:span><text:span text:style-name="T49">人質症候群</text:span>。</text:p>
                        </text:list-item>
                        <text:list-item>
                          <text:p text:style-name="P104">一大群 有機率 崇拜、效仿、遵從、聽從 富豪、既得利益者。</text:p>
                        </text:list-item>
                        <text:list-item>
                          <text:p text:style-name="P133"><text:span text:style-name="T47">一大群 有機率（自願、為了保護自己的現有利益）保護 金融系統</text:span>。</text:p>
                        </text:list-item>
                        <text:list-item>
                          <text:p text:style-name="P133"><text:span text:style-name="T47">假定，某一特定</text:span><text:span text:style-name="T49">個體 </text:span><text:span text:style-name="T47">有機率 降低、退化 金融系統。</text:span></text:p>
                        </text:list-item>
                        <text:list-item>
                          <text:p text:style-name="P133"><text:span text:style-name="T47">一大群 有機率 仇視、攻擊、傷害</text:span><text:span text:style-name="T49"> 該個體</text:span>。</text:p>
                        </text:list-item>
                        <text:list-item>
                          <text:p text:style-name="P133">抽象例子，（柏拉圖 認定的）洞穴理論。</text:p>
                        </text:list-item>
                        <text:list-item>
                          <text:p text:style-name="P104">抽象例子，<text:span text:style-name="T46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6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4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3"> </text:span><text:span text:style-name="T31">↔</text:span><text:span text:style-name="T43"> 一大群</text:span>。</text:p>
                  <text:list>
                    <text:list-item>
                      <text:p text:style-name="P72">採蜜<text:span text:style-name="T43"> </text:span><text:span text:style-name="T31">↔</text:span><text:span text:style-name="T43"> 賺錢</text:span>。<text:span text:style-name="T52">{</text:span><text:span text:style-name="T55">（使用、花費 體力、腦力、專注力、時間、空間、能量、儲</text:span><text:span text:style-name="T53">量</text:span><text:span text:style-name="T55">、</text:span><text:span text:style-name="T53">宗量</text:span><text:span text:style-name="T55">）賺錢</text:span><text:span text:style-name="T52">}</text:span></text:p>
                    </text:list-item>
                    <text:list-item>
                      <text:p text:style-name="P73">吃蜜<text:span text:style-name="T43"> </text:span><text:span text:style-name="T31">↔</text:span><text:span text:style-name="T43"> 消費、投機、買負債、買生存事物</text:span>。</text:p>
                    </text:list-item>
                    <text:list-item>
                      <text:p text:style-name="P74">儲蜜<text:span text:style-name="T43"> </text:span><text:span text:style-name="T31">↔</text:span><text:span text:style-name="T43"> 存錢、投資、買資產、買生活事物</text:span>。</text:p>
                    </text:list-item>
                    <text:list-item>
                      <text:p text:style-name="P75">蜂農<text:span text:style-name="T43"> </text:span><text:span text:style-name="T31">↔</text:span><text:span text:style-name="T43"> 單一、一小群</text:span>。</text:p>
                    </text:list-item>
                    <text:list-item>
                      <text:p text:style-name="P76">蜂箱<text:span text:style-name="T43"> </text:span><text:span text:style-name="T31">↔</text:span><text:span text:style-name="T43"> 資本主義、共產主義、金融系統</text:span>的<text:span text:style-name="T43">一部分</text:span>。</text:p>
                      <text:list>
                        <text:list-item>
                          <text:p text:style-name="P77">蜂場 <text:span text:style-name="T31">↔</text:span><text:span text:style-name="T43"> 金融系統</text:span>。</text:p>
                        </text:list-item>
                        <text:list-item>
                          <text:p text:style-name="P78">養蜂（循環<text:span text:style-name="T43">系統）</text:span><text:span text:style-name="T31">↔</text:span><text:span text:style-name="T43"> 金融系統。</text:span></text:p>
                        </text:list-item>
                        <text:list-item>
                          <text:p text:style-name="P78"><text:span text:style-name="T43">整個</text:span>養蜂產業<text:span text:style-name="T43"> </text:span><text:span text:style-name="T31">↔</text:span><text:span text:style-name="T43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3"> </text:span><text:span text:style-name="T31">↔</text:span><text:span text:style-name="T43"> 錢、資產、公司、房屋、成果</text:span>。</text:p>
                    </text:list-item>
                    <text:list-item>
                      <text:p text:style-name="P79">蜂蠟<text:span text:style-name="T43"> </text:span><text:span text:style-name="T31">↔</text:span>（政府、國家、群體 認定、判定 非法的、不合法的）<text:span text:style-name="T43">錢、資產、公司、房屋</text:span>。</text:p>
                    </text:list-item>
                    <text:list-item>
                      <text:p text:style-name="P80">攪蜜機<text:span text:style-name="T43"> </text:span><text:span text:style-name="T31">↔</text:span><text:span text:style-name="T43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7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58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2">3份</text:span><text:span text:style-name="T57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7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59">到 </text:span><text:span text:style-name="T12">1千元</text:span><text:span text:style-name="T59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59">到 </text:span><text:span text:style-name="T12">1千元</text:span><text:span text:style-name="T59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59">到</text:span><text:span text:style-name="T12">1千元</text:span><text:span text:style-name="T59">美</text:span><text:span text:style-name="T12">金</text:span>。</text:p>
                        </text:list-item>
                        <text:list-item>
                          <text:p text:style-name="P105">督促、促使 其他個體 更努力 賺錢。</text:p>
                          <text:list>
                            <text:list-item>
                              <text:p text:style-name="P106">督促、促使 其他個體 更努力（更快）賺錢。</text:p>
                            </text:list-item>
                            <text:list-item>
                              <text:p text:style-name="P105">督促、促使 其他個體 更努力（為了 更快賺錢 而）投機、鑽漏洞、踩其他個體。</text:p>
                              <text:list>
                                <text:list-item>
                                  <text:p text:style-name="P105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59">到 </text:span><text:span text:style-name="T12">1千元</text:span><text:span text:style-name="T59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59">到 </text:span><text:span text:style-name="T12">1兆元</text:span><text:span text:style-name="T59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59">到</text:span><text:span text:style-name="T12">1兆元</text:span><text:span text:style-name="T59">美</text:span><text:span text:style-name="T12">金</text:span>。</text:p>
                        </text:list-item>
                        <text:list-item>
                          <text:p text:style-name="P107">督促、促使 其他個體 更努力 賺錢。</text:p>
                          <text:list>
                            <text:list-item>
                              <text:p text:style-name="P106">督促、促使 其他個體 更努力 賺（更多）錢。</text:p>
                            </text:list-item>
                            <text:list-item>
                              <text:p text:style-name="P107">督促、促使 其他個體 更努力、擠出更多時間和精力（為了 賺更多錢 而）工作。</text:p>
                            </text:list-item>
                            <text:list-item>
                              <text:p text:style-name="P107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4">（群體）</text:span>賺錢<text:span text:style-name="T34">、存錢、花錢（</text:span>方式<text:span text:style-name="T34">、管道、來源）</text:span>決定<text:span text:style-name="T34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35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4">(該系統 的)某一特定內在物質(的 </text:span><text:span text:style-name="T5">方式</text:span><text:span text:style-name="T64">)</text:span>決定<text:span text:style-name="T63"> 該系統的 </text:span>德。</text:p>
                                </text:list-item>
                                <text:list-item>
                                  <text:p text:style-name="P136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36">德 是 第一個個體 認定的 德。</text:p>
                                    </text:list-item>
                                    <text:list-item>
                                      <text:p text:style-name="P136">德 是 對於 第一個個體 來說，的 德。</text:p>
                                    </text:list-item>
                                    <text:list-item>
                                      <text:p text:style-name="P136">德 是 以 第一個個體 為 坐標系零點，的 德。</text:p>
                                      <text:list>
                                        <text:list-item>
                                          <text:p text:style-name="P136">德 是 好德、壞德。</text:p>
                                        </text:list-item>
                                        <text:list-item>
                                          <text:p text:style-name="P136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7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37">第一個個體 取得、儲存、支出 某一特定個體 決定 第一個個體、該個體的德。</text:p>
                                </text:list-item>
                                <text:list-item>
                                  <text:p text:style-name="P138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1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39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1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1"> </text:span><text:span text:style-name="T32">↔</text:span><text:span text:style-name="T60">（道、德 的）道</text:span>。</text:p>
                  <text:list>
                    <text:list-item>
                      <text:p text:style-name="P100"><text:span text:style-name="T62">金融系統</text:span><text:span text:style-name="T61"> </text:span><text:span text:style-name="T32">↔</text:span><text:span text:style-name="T60">（道、德 的）道</text:span>。</text:p>
                    </text:list-item>
                    <text:list-item>
                      <text:p text:style-name="P101">賺錢的 方式、管道、來源<text:span text:style-name="T61"> </text:span><text:span text:style-name="T32">↔</text:span><text:span text:style-name="T62"> 決定 </text:span>錢、<text:span text:style-name="T62">金融系統的</text:span><text:span text:style-name="T60">（道、德 的）德</text:span>。</text:p>
                      <text:list>
                        <text:list-item>
                          <text:p text:style-name="P101">（群體）賺錢的 方式、管道、來源<text:span text:style-name="T61"> </text:span><text:span text:style-name="T32">↔</text:span><text:span text:style-name="T62"> 決定 </text:span>錢、<text:span text:style-name="T62">金融系統的</text:span><text:span text:style-name="T60">（道、德 的）德</text:span>。</text:p>
                        </text:list-item>
                        <text:list-item>
                          <text:p text:style-name="P101">（單一、一小群、一大群）賺錢的 方式<text:span text:style-name="T61"> </text:span><text:span text:style-name="T32">↔</text:span><text:span text:style-name="T62"> 決定 </text:span>錢、<text:span text:style-name="T62">金融系統的</text:span><text:span text:style-name="T60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一大群 知道、認知到、體驗到，單一、一小群 使用 錢 控制 一大群。</text:p>
                  <text:list>
                    <text:list-item>
                      <text:p text:style-name="P108">一大群 有機率認定，錢、金融系統 有 壞德。</text:p>
                    </text:list-item>
                    <text:list-item>
                      <text:p text:style-name="P108">假定，一大群 消費 以此生存、享受生活。</text:p>
                      <text:list>
                        <text:list-item>
                          <text:p text:style-name="P108">一大群 有機率認定，錢、金融系統 有 好德。</text:p>
                        </text:list-item>
                        <text:list-item>
                          <text:p text:style-name="P108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錢 讓 單一、一小群 能夠控制 一大群。</text:p>
                  <text:list>
                    <text:list-item>
                      <text:p text:style-name="P108">單一、一小群 建立 金融系統，群體 維護、優化 金融系統，讓 錢 在 金融系統 流通。</text:p>
                      <text:list>
                        <text:list-item>
                          <text:p text:style-name="P108">群體 是 單一、一小群、一大群。</text:p>
                        </text:list-item>
                        <text:list-item>
                          <text:p text:style-name="P108">優化 是 讓 單一、一小群 賺更多錢、更快賺到錢。</text:p>
                          <text:list>
                            <text:list-item>
                              <text:p text:style-name="P108">優化 是 讓一大群 賺到的錢的價值更低（通膨）、更慢賺到錢（科技取代人力）。</text:p>
                            </text:list-item>
                            <text:list-item>
                              <text:p text:style-name="P108">優化 是 讓 一大群 更（自願、不自覺、認定理所當然）服務 單一、一大群。</text:p>
                            </text:list-item>
                            <text:list-item>
                              <text:p text:style-name="P108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8">錢 <text:span text:style-name="T32">↔</text:span><text:span text:style-name="T60"> 氧氣、毒液、血液</text:span>。</text:p>
                          <text:list>
                            <text:list-item>
                              <text:p text:style-name="P109">金融系統 <text:span text:style-name="T32">↔</text:span><text:span text:style-name="T60">（大氣層的）氧氣循環系統、毒液循環系統、血液循環系統</text:span>。</text:p>
                            </text:list-item>
                            <text:list-item>
                              <text:p text:style-name="P108">氧氣 有機率讓 人類 生存、生活。</text:p>
                              <text:list>
                                <text:list-item>
                                  <text:p text:style-name="P110">對於 人類 來說，<text:span text:style-name="T60">氧氣循環系統</text:span> 是 好德的存在。</text:p>
                                </text:list-item>
                                <text:list-item>
                                  <text:p text:style-name="P108">氧氣 有機率危害 厭氧生物。</text:p>
                                  <text:list>
                                    <text:list-item>
                                      <text:p text:style-name="P111">對於 厭氧生物 來說，<text:span text:style-name="T60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毒液 有機率保護 蛇類。</text:p>
                              <text:list>
                                <text:list-item>
                                  <text:p text:style-name="P112">對於 蛇類 來說，毒液循環系統 是 好德的存在。</text:p>
                                </text:list-item>
                                <text:list-item>
                                  <text:p text:style-name="P108">毒液 有機率危害 人類。</text:p>
                                  <text:list>
                                    <text:list-item>
                                      <text:p text:style-name="P112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單一、一小群 有機率認定，錢、金融系統 有 好德。</text:p>
                      <text:list>
                        <text:list-item>
                          <text:p text:style-name="P113">單一、一小群 有機率認定，錢、金融系統 是 控制、遙控 一大群的 優良工具。</text:p>
                          <text:list>
                            <text:list-item>
                              <text:p text:style-name="P114">使用 錢、金融系統 解決問題、優化功能。</text:p>
                              <text:list>
                                <text:list-item>
                                  <text:p text:style-name="P115">一大群 解決（單一、一小群 的）問題、優化（單一、一小群 想要的）功能。</text:p>
                                </text:list-item>
                                <text:list-item>
                                  <text:p text:style-name="P140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人文主義"/>人文主義<text:bookmark-end text:name="人文主義"/></text:p>
          <text:list>
            <text:list-item>
              <text:p text:style-name="P116"><text:span text:style-name="T65">人文主義</text:span>。</text:p>
              <text:list>
                <text:list-item>
                  <text:p text:style-name="P116">自由人文主義。</text:p>
                </text:list-item>
                <text:list-item>
                  <text:p text:style-name="P116">社會<text:span text:style-name="T65">人文主義</text:span>。</text:p>
                </text:list-item>
                <text:list-item>
                  <text:p text:style-name="P116">社會達爾文<text:span text:style-name="T65">人文主義</text:span>。</text:p>
                </text:list-item>
              </text:list>
            </text:list-item>
            <text:list-item>
              <text:p text:style-name="P117"><text:span text:style-name="T65">人文主義</text:span>。</text:p>
              <text:list>
                <text:list-item>
                  <text:p text:style-name="P117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9">個體的 自由、意志、認定 比 公會、政府 的 自由、意志、認定 更重要、更可信。</text:p>
                        </text:list-item>
                        <text:list-item>
                          <text:p text:style-name="P119">明顯例子，假定，某一特定個體 認定，人外文明 存在。</text:p>
                          <text:list>
                            <text:list-item>
                              <text:p text:style-name="P120">假定，公會、政府（向 所有個體）宣告，人外文明 不存在。</text:p>
                            </text:list-item>
                            <text:list-item>
                              <text:p text:style-name="P121">自由人文主義 鼓勵，該個體 相信，自己的 認定。</text:p>
                              <text:list>
                                <text:list-item>
                                  <text:p text:style-name="P130"><text:span text:style-name="T61">該個體的 認定（在 未來）有機率 改變</text:span>。</text:p>
                                </text:list-item>
                                <text:list-item>
                                  <text:p text:style-name="P131"><text:span text:style-name="T61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自由人文主義 是 數量型人文主義。</text:p>
                      <text:list>
                        <text:list-item>
                          <text:p text:style-name="P141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<text:span text:style-name="T65">人文主義</text:span>。</text:p>
                  <text:list>
                    <text:list-item>
                      <text:p text:style-name="P123">官方 比 個體 更重要。</text:p>
                      <text:list>
                        <text:list-item>
                          <text:p text:style-name="P124">公會、政府 的 自由、意志、認定 比 個體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5">社會人文主義 鼓勵，該個體 相信，公會、政府 的 宣告。</text:p>
                              <text:list>
                                <text:list-item>
                                  <text:p text:style-name="P125">公會、政府 的 宣告（在 未來）有機率 改變。</text:p>
                                </text:list-item>
                                <text:list-item>
                                  <text:p text:style-name="P126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社會<text:span text:style-name="T65">人文主義 是 </text:span>社會型人文主義。</text:p>
                      <text:list>
                        <text:list-item>
                          <text:p text:style-name="P142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達爾文<text:span text:style-name="T65">人文主義</text:span>。</text:p>
                  <text:list>
                    <text:list-item>
                      <text:p text:style-name="P117">衝突、鬥爭、勝者為王。</text:p>
                      <text:list>
                        <text:list-item>
                          <text:p text:style-name="P127">個體、官方 衝突、鬥爭、勝者為王。</text:p>
                        </text:list-item>
                        <text:list-item>
                          <text:p text:style-name="P117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資本主義"/>資本主義<text:bookmark-end text:name="資本主義"/></text:p>
          <text:list>
            <text:list-item>
              <text:p text:style-name="P117">資本主義。</text:p>
              <text:list>
                <text:list-item>
                  <text:p text:style-name="P129">明顯<text:span text:style-name="T5">例子，（</text:span><text:span text:style-name="T23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28">衡量產品之間的交換價值時，產品就變成了有價格的商品。</text:p>
                    </text:list-item>
                    <text:list-item>
                      <text:p text:style-name="P128">用來進行商品交易的空間就稱為市場。</text:p>
                    </text:list-item>
                    <text:list-item>
                      <text:p text:style-name="P128">市場交易的範圍幾乎擴及萬事萬物。</text:p>
                    </text:list-item>
                    <text:list-item>
                      <text:p text:style-name="P128">市場交易的邏輯、市場競標。</text:p>
                    </text:list-item>
                    <text:list-item>
                      <text:p text:style-name="P128">一個東西的交換價值，也就是多少價格。</text:p>
                    </text:list-item>
                    <text:list-item>
                      <text:p text:style-name="P128">一個東西的體驗價值，也就是感受如何。</text:p>
                    </text:list-item>
                    <text:list-item>
                      <text:p text:style-name="P128">資本主義的特點，交換價值凌駕於體驗價值，傾向把一切事物都商品化。</text:p>
                    </text:list-item>
                    <text:list-item>
                      <text:p text:style-name="P128">生產的基本要素，原料和生產工具、土地和空間、勞動力。</text:p>
                    </text:list-item>
                    <text:list-item>
                      <text:p text:style-name="P128">資本家是先分配好要付的債務、地租、工資，先算好他必須至少賺多少才有利可圖，之後才開始工作。</text:p>
                    </text:list-item>
                    <text:list-item>
                      <text:p text:style-name="P128">用最少人力成本達成最高生產力。</text:p>
                    </text:list-item>
                    <text:list-item>
                      <text:p text:style-name="P128">他們知道就算玩過火了，政府也會出來救火。</text:p>
                    </text:list-item>
                    <text:list-item>
                      <text:p text:style-name="P128">維持資本家想要的社會秩序。</text:p>
                    </text:list-item>
                    <text:list-item>
                      <text:p text:style-name="P128">資本主義的經濟引擎是靠銀行業的債務推動的，所以經濟體系要越發達，銀行業勢必越活躍。</text:p>
                    </text:list-item>
                    <text:list-item>
                      <text:p text:style-name="P128">只有少數的企業主跟資本家享受到科技帶來的巨大財富，而勞工卻面臨要被機器人淘汰的處境。</text:p>
                    </text:list-item>
                    <text:list-item>
                      <text:p text:style-name="P128">資本主義追逐利潤的本性會產生出三股力量。</text:p>
                    </text:list-item>
                    <text:list-item>
                      <text:p text:style-name="P128">自動化生產會使人力成本降低。</text:p>
                    </text:list-item>
                    <text:list-item>
                      <text:p text:style-name="P128">廠商之間的競爭會使產品售價降低。</text:p>
                    </text:list-item>
                    <text:list-item>
                      <text:p text:style-name="P128">取代勞工的機器人不會消費，而勞工又因為沒工作而降低消費能力，所以整個市場的產品需求又會降低。</text:p>
                    </text:list-item>
                    <text:list-item>
                      <text:p text:style-name="P128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28">碳權、把氣候變遷問題交給市場處理。</text:p>
                      <text:list>
                        <text:list-item>
                          <text:p text:style-name="P128">大自然 被 商品化。</text:p>
                        </text:list-item>
                      </text:list>
                    </text:list-item>
                    <text:list-item>
                      <text:p text:style-name="P128">應該重新喚起人們對體驗價值的重視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20:22:03.353000000</dc:date>
    <meta:editing-duration>P16DT19H46M25S</meta:editing-duration>
    <meta:editing-cycles>15814</meta:editing-cycles>
    <meta:document-statistic meta:table-count="0" meta:image-count="0" meta:object-count="0" meta:page-count="1" meta:paragraph-count="302" meta:word-count="7605" meta:character-count="8826" meta:non-whitespace-character-count="8041"/>
  </office:meta>
</office:document-meta>
</file>